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_20_gauche">fais-tu partie de<text:line-break/>celles et ceux<text:line-break/>qui<text:line-break/>croient racontent désirent veulent<text:line-break/>accompagner la vie<text:line-break/>nager dans le sens du courant<text:line-break/>courir au rythme du changement<text:line-break/>pour éviter le pire<text:line-break/>peut-être<text:line-break/>et se conter d'autres nécessités<text:line-break/>ou fais-tu partie de<text:line-break/>celles et ceux<text:line-break/>qui<text:line-break/>préfèrent le pire<text:line-break/>tout<text:line-break/>plutôt que l'inconnu</text:p>
      <text:p text:style-name="Standard_20_gauche"/>
      <text:p text:style-name="Standard_20_gauche">résigné<text:line-break/>ou indigné<text:line-break/>en quête de somnifère<text:line-break/>ou réveillé</text:p>
      <text:p text:style-name="Standard_20_gauche"/>
      <text:p text:style-name="Standard_20_gauche">les mots les phrases<text:line-break/>les sons<text:line-break/>n'ont rien de neuf à dire<text:line-break/>déconstruits<text:line-break/>peu importe il faut dire<text:line-break/>détruits<text:line-break/>des truismes<text:line-break/>détritus<text:line-break/>le grand tri des triturés<text:line-break/>le cri à cran d'arrêt des starting blocks<text:line-break/><text:span text:style-name="T1">il était une fois</text:span><text:span text:style-name="T2"><text:line-break/>un monde qui se rappelait avoir<text:line-break/>rêvé<text:line-break/>un peu avant l'ère<text:line-break/>sur l'air<text:line-break/>du no future<text:line-break/>d'avoir aspiré à grandes bouffées<text:line-break/>espéré à grandes inspirations<text:line-break/>un autre monde que cette aristocratie<text:line-break/>de marchands<text:line-break/>privilégiés et répressifs<text:line-break/>un monde sonné par ce rappel<text:line-break/>piqûre de rêve<text:line-break/>un monde réveillé par cette sonnerie<text:line-break/>des désirs et allez!<text:line-break/>AH! les désirs sont jetés<text:line-break/>un monde s'est remis à se parcourir parmi<text:line-break/>un monde est descendu dans les rues<text:line-break/>pour faire autre chose que du télémarketing<text:line-break/>pour faire autre chose que du shopping<text:line-break/>pour faire autre chose que du looting<text:line-break/>un monde s'est réunis sur les places<text:line-break/>la liberté au soleil<text:line-break/>c'est mad a dit son<text:line-break/>sous les balles du colonel<text:line-break/>sous les balles de l'OTAN<text:line-break/></text:span><text:soft-page-break/><text:span text:style-name="T2">sous les balles des Assa(d)ssins<text:line-break/>sous les roues des piranhas barheinniens<text:line-break/>un monde projeté par ses désirs<text:line-break/>malgré toutes les pulsions de mort<text:line-break/>a donné rendez-vous à l'histoire<text:line-break/>et si elle est en retard<text:line-break/>tant pis pour elle<text:line-break/>on l'abandonnera<text:line-break/>à l'appétit des manuels</text:span></text:p>
      <text:p text:style-name="Standard_20_gauche"><text:span text:style-name="T2"/></text:p>
      <text:p text:style-name="Standard_20_gauche"><text:span text:style-name="T2">un monde qui en a eu marre<text:line-break/>des grands soirs<text:line-break/>voici venu le temps<text:line-break/>des matins<text:line-break/>de toutes taill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Ubuntu" fo:font-size="12pt" fo:language="fr" fo:country="CH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Ubuntu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re_20_1_20_bibliogen" style:display-name="Titre 1 bibliogen" style:family="paragraph" style:parent-style-name="Standard" style:next-style-name="Standard_20_bibliogen" style:class="text" style:master-page-name="">
      <style:paragraph-properties fo:margin-top="0.101cm" fo:margin-bottom="0.199cm" style:page-number="auto"/>
      <style:text-properties fo:font-size="11pt" style:text-underline-style="solid" style:text-underline-width="auto" style:text-underline-color="font-color" fo:font-weight="bold" style:font-size-asian="10.5pt"/>
    </style:style>
    <style:style style:name="Standard_20_bibliogen" style:display-name="Standard bibliogen" style:family="paragraph" style:parent-style-name="Standard" style:class="text">
      <style:text-properties fo:font-size="11pt" style:font-size-asian="11pt" style:font-size-complex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-tête_20_bibliogen" style:display-name="En-tête bibliogen" style:family="paragraph" style:parent-style-name="Header" style:class="extra">
      <style:text-properties fo:font-size="14pt" fo:font-weight="bold" style:font-size-asian="12.25pt" style:font-weight-asian="bold" style:font-size-complex="14pt" style:font-weight-complex="bold"/>
    </style:style>
    <style:style style:name="Standard_20_gauche" style:display-name="Standard gauche" style:family="paragraph" style:parent-style-name="Standard" style:class="text">
      <style:paragraph-properties fo:text-align="start" style:justify-single-word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fo:language="fr" fo:country="CH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Standard_20_note" style:display-name="Standard note" style:family="paragraph" style:parent-style-name="Standard_20_bibliogen" style:class="text" style:master-page-name="">
      <style:paragraph-properties style:page-number="auto"/>
    </style:style>
    <style:style style:name="Titre_20_1_20_note" style:display-name="Titre 1 note" style:family="paragraph" style:parent-style-name="Titre_20_1_20_bibliogen" style:next-style-name="Standard_20_note" style:class="text" style:master-page-name="">
      <style:paragraph-properties style:page-number="auto"/>
      <style:text-properties style:font-size-asian="10.5pt"/>
    </style:style>
    <style:style style:name="Standard_20_12-1.5" style:display-name="Standard 12-1.5" style:family="paragraph" style:parent-style-name="Standard" style:class="text" style:master-page-name="">
      <style:paragraph-properties fo:line-height="150%" style:page-number="auto"/>
      <style:text-properties fo:font-size="12pt" style:font-size-asian="10.5pt" style:font-size-complex="12pt"/>
    </style:style>
    <style:style style:name="Titre_20_1_20_12-1.5" style:display-name="Titre 1 12-1.5" style:family="paragraph" style:parent-style-name="Standard_20_12-1.5" style:next-style-name="Standard_20_12-1.5" style:class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106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blogigor_029_un_monde<text:tab/><text:tab/><text:date style:data-style-name="N106" text:date-value="2011-05-25T18:33:40" text:fixed="true">mercredi, 25 mai 2011</text:date></text:p>
      </style:header>
      <style:footer>
        <text:p text:style-name="Footer">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5T18:33:40</meta:creation-date>
    <dc:title>prise2notes</dc:title>
    <meta:editing-duration>PT5M7S</meta:editing-duration>
    <meta:editing-cycles>2</meta:editing-cycles>
    <meta:generator>LibreOffice/3.3$Linux LibreOffice_project/330m19$Build-202</meta:generator>
    <meta:initial-creator>iGor </meta:initial-creator>
    <meta:document-statistic meta:table-count="0" meta:image-count="0" meta:object-count="0" meta:page-count="2" meta:paragraph-count="6" meta:word-count="289" meta:character-count="1636"/>
    <dc:date>2011-05-25T19:15:38</dc:date>
    <dc:creator>iGor </dc:creator>
    <meta:template xlink:type="simple" xlink:actuate="onRequest" xlink:title="prise2notes" xlink:href="../../../../../Modèles/prise2notes.ott" meta:date="2011-05-25T18:33:40"/>
  </office:meta>
</office:document-meta>
</file>